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2.331cm"/>
    </style:style>
    <style:style style:name="gr2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0.41cm"/>
    </style:style>
    <style:style style:name="gr3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272cm"/>
    </style:style>
    <style:style style:name="gr4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907cm"/>
    </style:style>
    <style:style style:name="gr5" style:family="graphic" style:parent-style-name="standard">
      <style:graphic-properties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9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Courier New'" style:font-style-name="Regular" style:font-pitch="fixed" fo:font-size="10pt"/>
    </style:style>
    <style:style style:name="T1" style:family="text">
      <style:text-properties fo:font-family="'Courier New'" style:font-style-name="Regular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2.331cm" svg:height="0.399cm" svg:x="3.103cm" svg:y="0.64cm">
          <draw:text-box>
            <text:p text:style-name="P1"><text:span text:style-name="T1"><text:s/></text:span><text:span text:style-name="T1">DEPARTURE </text:span></text:p>
          </draw:text-box>
        </draw:frame>
        <draw:frame draw:style-name="gr2" draw:text-style-name="P2" draw:id="id3" draw:layer="layout" svg:width="0.849cm" svg:height="0.399cm" svg:x="7.663cm" svg:y="1.521cm">
          <draw:text-box>
            <text:p text:style-name="P1"><text:span text:style-name="T1"><text:s/></text:span><text:span text:style-name="T1">TO </text:span></text:p>
          </draw:text-box>
        </draw:frame>
        <draw:frame draw:style-name="gr3" draw:text-style-name="P2" draw:id="id2" draw:layer="layout" svg:width="1.272cm" svg:height="0.399cm" svg:x="15.107cm" svg:y="2.11cm">
          <draw:text-box>
            <text:p text:style-name="P1"><text:span text:style-name="T1"><text:s/></text:span><text:span text:style-name="T1">TIME </text:span></text:p>
          </draw:text-box>
        </draw:frame>
        <draw:frame draw:style-name="gr4" draw:text-style-name="P2" draw:id="id4" draw:layer="layout" svg:width="1.907cm" svg:height="0.399cm" svg:x="10.582cm" svg:y="2.818cm">
          <draw:text-box>
            <text:p text:style-name="P1"><text:span text:style-name="T1"><text:s/></text:span><text:span text:style-name="T1">STATION </text:span></text:p>
          </draw:text-box>
        </draw:frame>
        <draw:connector draw:style-name="gr5" draw:text-style-name="P3" draw:layer="layout" draw:type="curve" svg:x1="5.434cm" svg:y1="0.839cm" svg:x2="15.743cm" svg:y2="2.11cm" draw:start-shape="id1" draw:start-glue-point="1" draw:end-shape="id2" draw:end-glue-point="0">
          <text:p text:style-name="P1"/>
        </draw:connector>
        <draw:connector draw:style-name="gr5" draw:text-style-name="P3" draw:layer="layout" draw:type="curve" svg:x1="4.268cm" svg:y1="1.039cm" svg:x2="7.663cm" svg:y2="1.72cm" draw:start-shape="id1" draw:start-glue-point="2" draw:end-shape="id3" draw:end-glue-point="3">
          <text:p text:style-name="P1"/>
        </draw:connector>
        <draw:connector draw:style-name="gr5" draw:text-style-name="P3" draw:layer="layout" draw:type="curve" svg:x1="8.512cm" svg:y1="1.72cm" svg:x2="11.535cm" svg:y2="2.818cm" draw:start-shape="id3" draw:start-glue-point="1" draw:end-shape="id4" draw:end-glue-point="0">
          <text:p text:style-name="P1"/>
        </draw:connector>
        <draw:connector draw:style-name="gr5" draw:text-style-name="P3" draw:layer="layout" draw:type="curve" svg:x1="4.268cm" svg:y1="1.039cm" svg:x2="1.051cm" svg:y2="4.061cm" draw:start-shape="id1" draw:start-glue-point="2" draw:end-shape="id5" draw:end-glue-point="0">
          <text:p text:style-name="P1"/>
        </draw:connector>
        <draw:connector draw:style-name="gr5" draw:text-style-name="P3" draw:layer="layout" draw:type="curve" svg:x1="4.268cm" svg:y1="1.039cm" svg:x2="3.149cm" svg:y2="4.061cm" draw:start-shape="id1" draw:start-glue-point="2" draw:end-shape="id6" draw:end-glue-point="0">
          <text:p text:style-name="P1"/>
        </draw:connector>
        <draw:connector draw:style-name="gr5" draw:text-style-name="P3" draw:layer="layout" draw:type="curve" svg:x1="4.268cm" svg:y1="1.039cm" svg:x2="5.246cm" svg:y2="4.061cm" draw:start-shape="id1" draw:start-glue-point="2" draw:end-shape="id7" draw:end-glue-point="0">
          <text:p text:style-name="P1"/>
        </draw:connector>
        <draw:connector draw:style-name="gr5" draw:text-style-name="P3" draw:layer="layout" draw:type="curve" svg:x1="8.087cm" svg:y1="1.92cm" svg:x2="9.441cm" svg:y2="4.061cm" draw:start-shape="id3" draw:start-glue-point="2" draw:end-shape="id8" draw:end-glue-point="0">
          <text:p text:style-name="P1"/>
        </draw:connector>
        <draw:connector draw:style-name="gr5" draw:text-style-name="P3" draw:layer="layout" draw:type="curve" svg:x1="15.743cm" svg:y1="2.509cm" svg:x2="13.636cm" svg:y2="4.061cm" draw:start-shape="id2" draw:start-glue-point="2" draw:end-shape="id9" draw:end-glue-point="0">
          <text:p text:style-name="P1"/>
        </draw:connector>
        <draw:connector draw:style-name="gr5" draw:text-style-name="P3" draw:layer="layout" draw:type="curve" svg:x1="15.743cm" svg:y1="2.509cm" svg:x2="15.733cm" svg:y2="4.061cm" draw:start-shape="id2" draw:start-glue-point="2" draw:end-shape="id10">
          <text:p text:style-name="P1"/>
        </draw:connector>
        <draw:connector draw:style-name="gr5" draw:text-style-name="P3" draw:layer="layout" draw:type="curve" svg:x1="15.743cm" svg:y1="2.509cm" svg:x2="17.831cm" svg:y2="4.061cm" draw:start-shape="id2" draw:start-glue-point="2" draw:end-shape="id11" draw:end-glue-point="0">
          <text:p text:style-name="P1"/>
        </draw:connector>
        <draw:connector draw:style-name="gr5" draw:text-style-name="P3" draw:layer="layout" draw:type="curve" svg:x1="4.268cm" svg:y1="1.039cm" svg:x2="7.343cm" svg:y2="4.061cm" draw:start-shape="id1" draw:start-glue-point="2" draw:end-shape="id12" draw:end-glue-point="0">
          <text:p text:style-name="P1"/>
        </draw:connector>
        <draw:frame draw:style-name="gr6" draw:text-style-name="P5" draw:layer="layout" svg:width="1.944cm" svg:height="1.593cm" svg:x="8.469cm" svg:y="4.621cm">
          <draw:text-box>
            <text:p text:style-name="P4"><text:span text:style-name="T1">TO </text:span></text:p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0.079cm" svg:y="4.621cm">
          <draw:text-box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10.566cm" svg:y="4.621cm">
          <draw:text-box>
            <text:p text:style-name="P4"><text:span text:style-name="T1">STATION</text:span></text:p>
            <text:p text:style-name="P4"><text:span text:style-name="T1">TO </text:span></text:p>
            <text:p text:style-name="P4"><text:span text:style-name="T1">DEPARTURE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12.664cm" svg:y="4.621cm">
          <draw:text-box>
            <text:p text:style-name="P4"><text:span text:style-name="T1">TIME </text:span></text:p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2.177cm" svg:y="4.621cm">
          <draw:text-box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4.274cm" svg:y="4.621cm">
          <draw:text-box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6.371cm" svg:y="4.621cm">
          <draw:text-box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14.761cm" svg:y="4.621cm">
          <draw:text-box>
            <text:p text:style-name="P4"><text:span text:style-name="T1">TIME </text:span></text:p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16.859cm" svg:y="4.621cm">
          <draw:text-box>
            <text:p text:style-name="P4"><text:span text:style-name="T1">TIME </text:span></text:p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7" draw:text-style-name="P2" draw:id="id5" draw:layer="layout" svg:width="0.849cm" svg:height="0.399cm" svg:x="0.627cm" svg:y="4.061cm">
          <draw:text-box>
            <text:p text:style-name="P1"><text:span text:style-name="T1">does</text:span></text:p>
          </draw:text-box>
        </draw:frame>
        <draw:frame draw:style-name="gr8" draw:text-style-name="P2" draw:id="id6" draw:layer="layout" svg:width="0.727cm" svg:height="0.399cm" svg:x="2.786cm" svg:y="4.061cm">
          <draw:text-box>
            <text:p text:style-name="P1"><text:span text:style-name="T1">any</text:span></text:p>
          </draw:text-box>
        </draw:frame>
        <draw:frame draw:style-name="gr8" draw:text-style-name="P2" draw:id="id7" draw:layer="layout" svg:width="1.06cm" svg:height="0.399cm" svg:x="4.716cm" svg:y="4.061cm">
          <draw:text-box>
            <text:p text:style-name="P1"><text:span text:style-name="T1">train</text:span></text:p>
          </draw:text-box>
        </draw:frame>
        <draw:frame draw:style-name="gr9" draw:text-style-name="P2" draw:id="id12" draw:layer="layout" svg:width="0.437cm" svg:height="0.399cm" svg:x="7.125cm" svg:y="4.061cm">
          <draw:text-box>
            <text:p text:style-name="P1"><text:span text:style-name="T1">go</text:span></text:p>
          </draw:text-box>
        </draw:frame>
        <draw:frame draw:style-name="gr10" draw:text-style-name="P2" draw:id="id8" draw:layer="layout" svg:width="0.426cm" svg:height="0.399cm" svg:x="9.228cm" svg:y="4.061cm">
          <draw:text-box>
            <text:p text:style-name="P1"><text:span text:style-name="T1">to</text:span></text:p>
          </draw:text-box>
        </draw:frame>
        <draw:frame draw:style-name="gr8" draw:text-style-name="P2" draw:id="id13" draw:layer="layout" svg:width="1.272cm" svg:height="0.399cm" svg:x="10.902cm" svg:y="4.061cm">
          <draw:text-box>
            <text:p text:style-name="P1"><text:span text:style-name="T1">Prague</text:span></text:p>
          </draw:text-box>
        </draw:frame>
        <draw:frame draw:style-name="gr8" draw:text-style-name="P2" draw:id="id9" draw:layer="layout" svg:width="1.272cm" svg:height="0.399cm" svg:x="13cm" svg:y="4.061cm">
          <draw:text-box>
            <text:p text:style-name="P1"><text:span text:style-name="T1">around</text:span></text:p>
          </draw:text-box>
        </draw:frame>
        <draw:frame draw:style-name="gr8" draw:text-style-name="P2" draw:id="id10" draw:layer="layout" svg:width="0.849cm" svg:height="0.399cm" svg:x="15.309cm" svg:y="4.061cm">
          <draw:text-box>
            <text:p text:style-name="P1"><text:span text:style-name="T1">four</text:span></text:p>
          </draw:text-box>
        </draw:frame>
        <draw:frame draw:style-name="gr11" draw:text-style-name="P2" draw:id="id11" draw:layer="layout" svg:width="0.448cm" svg:height="0.399cm" svg:x="17.607cm" svg:y="4.061cm">
          <draw:text-box>
            <text:p text:style-name="P1"><text:span text:style-name="T1">pm</text:span></text:p>
          </draw:text-box>
        </draw:frame>
        <draw:connector draw:style-name="gr5" draw:text-style-name="P3" draw:layer="layout" draw:type="curve" svg:x1="11.535cm" svg:y1="3.217cm" svg:x2="11.538cm" svg:y2="4.061cm" draw:start-shape="id4" draw:start-glue-point="2" draw:end-shape="id13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2" svg:stroke-width="0.025cm" svg:stroke-color="#000000" draw:marker-start-width="0.152cm" draw:marker-start-center="false" draw:marker-end-width="0.152cm" draw:marker-end-center="false" draw:stroke-linejoin="round" draw:fill="solid" draw:fill-color="#00b8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6.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08-31T11:17:08</dc:date>
    <dc:language>en-US</dc:language>
    <meta:editing-cycles>16</meta:editing-cycles>
    <meta:editing-duration>PT2H6M49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